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dad5" officeooo:paragraph-rsid="0013da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row location unknown (consider using BOOST_THROW_EXCEPTION)</text:p>
      <text:p text:style-name="P1">Dynamic exception type: boost::exception_detail::clone_impl&lt;boost::exception_detail::error_info_injector&lt;boost::system::system_error&gt; &gt;</text:p>
      <text:p text:style-name="P1">std::exception::what: open: No such file or directory</text:p>
      <text:p text:style-name="P1">2018-09-13 13:41:18 [ERROR]: Could not find an arduino with correct id: 6 <text:s/>[ArduinoBase.cpp(74)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3:42:20.581569765</meta:creation-date>
    <dc:date>2018-09-13T13:45:04.159558255</dc:date>
    <meta:editing-duration>PT2M43S</meta:editing-duration>
    <meta:editing-cycles>1</meta:editing-cycles>
    <meta:document-statistic meta:table-count="0" meta:image-count="0" meta:object-count="0" meta:page-count="1" meta:paragraph-count="4" meta:word-count="31" meta:character-count="345" meta:non-whitespace-character-count="317"/>
    <meta:generator>LibreOffice/5.1.6.2$Linux_X86_64 LibreOffice_project/10m0$Build-2</meta:generator>
  </office:meta>
</office:document-meta>
</file>